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0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2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4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5" style:family="paragraph" style:parent-style-name="Text_20_body" style:list-style-name="L5"/>
    <style:style style:name="P36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7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4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9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1" style:family="paragraph" style:parent-style-name="Table_20_Contents" style:list-style-name="L2">
      <style:text-properties style:font-name="Arial1" fo:font-size="11pt" style:language-asian="ja" style:country-asian="JP"/>
    </style:style>
    <style:style style:name="P52" style:family="paragraph" style:parent-style-name="Table_20_Contents" style:list-style-name="L3">
      <style:text-properties style:font-name="Arial1" fo:font-size="11pt" style:language-asian="ja" style:country-asian="JP"/>
    </style:style>
    <style:style style:name="P53" style:family="paragraph" style:parent-style-name="Table_20_Contents" style:list-style-name="L4">
      <style:text-properties style:font-name="Arial1" fo:font-size="11pt" style:language-asian="ja" style:country-asian="JP"/>
    </style:style>
    <style:style style:name="P54" style:family="paragraph" style:parent-style-name="Table_20_Contents" style:list-style-name="L4">
      <style:text-properties style:font-name="Arial1" fo:font-size="11pt"/>
    </style:style>
    <style:style style:name="P55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7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4">暑いっすね。みなさん、どうですか。</text:span></text:p>
      <text:p text:style-name="P7"><text:span text:style-name="T14">来週の希望日です。</text:span>よろしくお願いします。</text:p>
      <text:p text:style-name="P30">お盆ど真ん中で、あればいいなという腹積もりです。</text:p>
      <text:p text:style-name="P30">また懲りずにキャンプの手伝いに、１１（火）・１２（水）</text:p>
      <text:p text:style-name="P30">と行きます。</text:p>
      <text:p text:style-name="P30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0">どうも、お疲れ様です。</text:p>
      <text:p text:style-name="P30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4">暑いですね。調子はどうですか。</text:span></text:p>
      <text:p text:style-name="P9">私も、飲み物に氷を入れて、なんとか涼を取ってます。</text:p>
      <text:p text:style-name="P7"><text:span text:style-name="T14">来週の勤務希望を提出します。</text:span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4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4">どうも</text:span>お疲れさまです。<text:span text:style-name="T14">日報他、提出します。遅くなりました。</text:span></text:p>
      <text:p text:style-name="P29"><text:soft-page-break/></text:p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4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4">とまれ、作業希望日を提出します。</text:span>よろしく<text:span text:style-name="T14">願います</text:span>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0">（スマホは故障なし。汚れも目につかず。ありがたい。どうも、騒動でございました。）</text:p>
      <text:p text:style-name="P7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29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>@@@</text:p>
      <text:p text:style-name="P4"/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XX XX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XXX（XXX）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XXX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XX（金）</text:p>
          </table:table-cell>
          <table:table-cell table:style-name="表12.B1" office:value-type="string">
            <text:p text:style-name="P22">9/XX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XX(月) ~ 2020.9.XX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<text:soft-page-break/>【作業員　岩淵謙 / 日報連絡、他】 2020.9.XX(月) ~ 2020.9.XX(日)</text:p>
      <text:p text:style-name="P10">[//]</text:p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9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9/XX（金）</text:p>
          </table:table-cell>
          <table:table-cell table:style-name="表38.B1" office:value-type="string">
            <text:p text:style-name="P22">9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9.XX(月) ~ 2020.9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9.XX(月) ~ 2020.9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<text:soft-page-break/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1836310155800939691" text:style-name="L1">
        <text:list-item>
          <text:p text:style-name="P37">image file</text:p>
          <text:list>
            <text:list-item>
              <text:p text:style-name="P37">copy to : C:\WORKS_2\WS\WS_Others\towa_corpo</text:p>
            </text:list-item>
            <text:list-item>
              <text:p text:style-name="P37">change → file name</text:p>
            </text:list-item>
            <text:list-item>
              <text:p text:style-name="P37">DUP</text:p>
            </text:list-item>
            <text:list-item>
              <text:p text:style-name="P37">open the orig with paint</text:p>
            </text:list-item>
            <text:list-item>
              <text:p text:style-name="P37">change size → 25 % (<office:annotation office:name="__Annotation__14902_534617985"><dc:creator>iwabuchi ken</dc:creator><dc:date>2020-02-03T15:01:30.27</dc:date><text:p text:style-name="P63"><text:span text:style-name="T17">680 ==&gt; about</text:span></text:p></office:annotation>40 %, 680KB~<office:annotation-end office:name="__Annotation__14902_534617985"/>)</text:p>
            </text:list-item>
            <text:list-item>
              <text:p text:style-name="P37">close paint</text:p>
            </text:list-item>
          </text:list>
        </text:list-item>
        <text:list-item>
          <text:p text:style-name="P38">email<text:span text:style-name="T16"> </text:span><text:span text:style-name="T15">###</text:span></text:p>
          <text:list>
            <text:list-item>
              <text:p text:style-name="P38"><text:soft-page-break/>C – N (new mail)</text:p>
            </text:list-item>
            <text:list-item>
              <text:p text:style-name="P38">attach image file</text:p>
            </text:list-item>
            <text:list-item>
              <text:p text:style-name="P38">open in-mail image file</text:p>
            </text:list-item>
            <text:list-item>
              <text:p text:style-name="P38">validate</text:p>
              <text:list>
                <text:list-item>
                  <text:p text:style-name="P38">終了時刻</text:p>
                </text:list-item>
                <text:list-item>
                  <text:p text:style-name="P38">職長サイン</text:p>
                </text:list-item>
              </text:list>
            </text:list-item>
          </text:list>
        </text:list-item>
        <text:list-item>
          <text:p text:style-name="P37">doc</text:p>
          <text:list>
            <text:list-item>
              <text:p text:style-name="P37">prev lines → DUP</text:p>
            </text:list-item>
            <text:list-item>
              <text:p text:style-name="P37">enter data</text:p>
              <text:list>
                <text:list-item>
                  <text:p text:style-name="P38">作業について</text:p>
                  <text:list>
                    <text:list-item>
                      <text:p text:style-name="P37">作業日</text:p>
                    </text:list-item>
                    <text:list-item>
                      <text:p text:style-name="P37">発注者</text:p>
                    </text:list-item>
                    <text:list-item>
                      <text:p text:style-name="P37">工事件名</text:p>
                    </text:list-item>
                    <text:list-item>
                      <text:p text:style-name="P38">作業時間</text:p>
                    </text:list-item>
                  </text:list>
                </text:list-item>
                <text:list-item>
                  <text:p text:style-name="P38">タイトル文字列</text:p>
                </text:list-item>
              </text:list>
            </text:list-item>
          </text:list>
        </text:list-item>
        <text:list-item>
          <text:p text:style-name="P49">email</text:p>
          <text:list>
            <text:list-item>
              <text:p text:style-name="P49">C/P</text:p>
              <text:list>
                <text:list-item>
                  <text:p text:style-name="P50">本文</text:p>
                </text:list-item>
                <text:list-item>
                  <text:p text:style-name="P49">subject</text:p>
                </text:list-item>
              </text:list>
            </text:list-item>
            <text:list-item>
              <text:p text:style-name="P49">validate</text:p>
              <text:list>
                <text:list-item>
                  <text:p text:style-name="P37">作業日</text:p>
                </text:list-item>
                <text:list-item>
                  <text:p text:style-name="P37">発注者</text:p>
                </text:list-item>
                <text:list-item>
                  <text:p text:style-name="P37">工事件名</text:p>
                </text:list-item>
                <text:list-item>
                  <text:p text:style-name="P38">作業時間</text:p>
                </text:list-item>
              </text:list>
            </text:list-item>
            <text:list-item>
              <text:p text:style-name="P50">F6 (“To”) → “yoko” &gt; Ret</text:p>
            </text:list-item>
            <text:list-item>
              <text:p text:style-name="P50">C – Ret (send)</text:p>
            </text:list-item>
            <text:list-item>
              <text:p text:style-name="P50"><text:soft-page-break/>review → sent mail</text:p>
              <text:list>
                <text:list-item>
                  <text:p text:style-name="P50">送信先</text:p>
                </text:list-item>
                <text:list-item>
                  <text:p text:style-name="P50">日付</text:p>
                  <text:list>
                    <text:list-item>
                      <text:p text:style-name="P50">日報に書いた日付</text:p>
                    </text:list-item>
                    <text:list-item>
                      <text:p text:style-name="P50">メールの「件名」の日付（日報のそれと同じか？）</text:p>
                    </text:list-item>
                  </text:list>
                </text:list-item>
                <text:list-item>
                  <text:p text:style-name="P50">サイン</text:p>
                  <text:list>
                    <text:list-item>
                      <text:p text:style-name="P50">職長</text:p>
                    </text:list-item>
                    <text:list-item>
                      <text:p text:style-name="P50">発注者</text:p>
                    </text:list-item>
                  </text:list>
                </text:list-item>
                <text:list-item>
                  <text:p text:style-name="P50">時間</text:p>
                  <text:list>
                    <text:list-item>
                      <text:p text:style-name="P50">開始</text:p>
                    </text:list-item>
                    <text:list-item>
                      <text:p text:style-name="P5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doc</text:p>
          <text:list>
            <text:list-item>
              <text:p text:style-name="P50">move → “@@@” string</text:p>
            </text:list-item>
          </text:list>
        </text:list-item>
      </text:list>
      <text:p text:style-name="P31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4">日報）</text:span></text:p>
            <text:list xml:id="list8257724322167561390" text:style-name="L2">
              <text:list-item>
                <text:p text:style-name="P51">copy</text:p>
                <text:list>
                  <text:list-item>
                    <text:p text:style-name="P51">from C:\WORKS_2\WS\WS_Cake_IFM11\iphone_to_upload</text:p>
                  </text:list-item>
                  <text:list-item>
                    <text:p text:style-name="P51">to <text:s/>==&gt; C:\WORKS_2\WS\WS_Others\towa_corpo</text:p>
                  </text:list-item>
                </text:list>
              </text:list-item>
              <text:list-item>
                <text:p text:style-name="P51">name ==&gt; change</text:p>
                <text:list>
                  <text:list-item>
                    <text:p text:style-name="P51">【作業員　岩淵謙 <text:s/>日報連絡】 2020.7.4.土 2020.7.6.月.jpg</text:p>
                  </text:list-item>
                </text:list>
              </text:list-item>
              <text:list-item>
                <text:p text:style-name="P51">open file (f1)</text:p>
              </text:list-item>
              <text:list-item>
                <text:p text:style-name="P51">DUP</text:p>
              </text:list-item>
              <text:list-item>
                <text:p text:style-name="P51">f1 ==&gt; paint</text:p>
              </text:list-item>
              <text:list-item>
                <text:p text:style-name="P51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2173691849814183713" text:style-name="L3">
              <text:list-item>
                <text:p text:style-name="P52">DUP : 交通費請求書.用紙.orig.jpg</text:p>
              </text:list-item>
              <text:list-item>
                <text:p text:style-name="P52">name ==&gt; change : 【作業員　岩淵謙 <text:s/>交通費請求書】 2020.7.6(月) ~ 2020.7.12(日).jpg</text:p>
              </text:list-item>
              <text:list-item>
                <text:p text:style-name="P52">open file</text:p>
              </text:list-item>
              <text:list-item>
                <text:p text:style-name="P52">M – o &gt; ↓ &gt; Ret (paint)</text:p>
              </text:list-item>
              <text:list-item>
                <text:p text:style-name="P52">入力</text:p>
              </text:list-item>
              <text:list-item>
                <text:p text:style-name="P52">DUP</text:p>
              </text:list-item>
              <text:list-item>
                <text:p text:style-name="P52">M – o &gt; “70” &gt; Ret (size change)</text:p>
              </text:list-item>
              <text:list-item>
                <text:p text:style-name="P52"><text:soft-page-break/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3676718058566743121" text:style-name="L4">
              <text:list-item>
                <text:p text:style-name="P54">start mailer</text:p>
              </text:list-item>
              <text:list-item>
                <text:p text:style-name="P54">new mail</text:p>
              </text:list-item>
              <text:list-item>
                <text:p text:style-name="P54">C – S – a &gt; choose file &gt; Ret (append)</text:p>
              </text:list-item>
              <text:list-item>
                <text:p text:style-name="P54">open ==&gt; appended files (<text:span text:style-name="T14">日報、交通費)</text:span></text:p>
              </text:list-item>
              <text:list-item>
                <text:p text:style-name="P53">C/P</text:p>
                <text:list>
                  <text:list-item>
                    <text:p text:style-name="P53">本文</text:p>
                  </text:list-item>
                  <text:list-item>
                    <text:p text:style-name="P53">タイトル</text:p>
                  </text:list-item>
                </text:list>
              </text:list-item>
              <text:list-item>
                <text:p text:style-name="P53">“send” : “yoko” &gt; Ret (autofill)</text:p>
              </text:list-item>
              <text:list-item>
                <text:p text:style-name="P53">validate</text:p>
                <text:list>
                  <text:list-item>
                    <text:p text:style-name="P53">append ==&gt; 2 files</text:p>
                  </text:list-item>
                  <text:list-item>
                    <text:p text:style-name="P53">subject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3">C – Ret (send)</text:p>
              </text:list-item>
              <text:list-item>
                <text:p text:style-name="P53">validate</text:p>
                <text:list>
                  <text:list-item>
                    <text:p text:style-name="P53">attached files</text:p>
                  </text:list-item>
                  <text:list-item>
                    <text:p text:style-name="P53">宛先</text:p>
                  </text:list-item>
                  <text:list-item>
                    <text:p text:style-name="P53">タイトル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</text:p>
                      </text:list-item>
                    </text:list>
                  </text:list-item>
                  <text:list-item>
                    <text:p text:style-name="P53">本文</text:p>
                    <text:list>
                      <text:list-item>
                        <text:p text:style-name="P53">送るものについての文。</text:p>
                      </text:list-item>
                      <text:list-item>
                        <text:p text:style-name="P53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Text_20_body"><text:span text:style-name="T1">-------------------------------------------------------- [STEPS : closing] 20200912_182844</text:span></text:p>
      <text:list xml:id="list822433828918481779" text:style-name="L5">
        <text:list-item>
          <text:p text:style-name="P35"><text:span text:style-name="T1">close</text:span></text:p>
          <text:list>
            <text:list-item>
              <text:p text:style-name="P35"><text:span text:style-name="T1">image files</text:span></text:p>
            </text:list-item>
            <text:list-item>
              <text:p text:style-name="P35"><text:span text:style-name="T1">folders</text:span></text:p>
            </text:list-item>
            <text:list-item>
              <text:p text:style-name="P35"><text:span text:style-name="T1">apps</text:span></text:p>
              <text:list>
                <text:list-item>
                  <text:p text:style-name="P35"><text:span text:style-name="T1">paint</text:span></text:p>
                </text:list-item>
                <text:list-item>
                  <text:p text:style-name="P35"><text:span text:style-name="T1">mailer</text:span></text:p>
                </text:list-item>
              </text:list>
            </text:list-item>
          </text:list>
        </text:list-item>
        <text:list-item>
          <text:p text:style-name="P35"><text:span text:style-name="T1">validate</text:span></text:p>
          <text:list>
            <text:list-item>
              <text:p text:style-name="P35"><text:span text:style-name="T1">mail ==&gt; move to “sent” box</text:span></text:p>
            </text:list-item>
          </text:list>
        </text:list-item>
        <text:list-item>
          <text:p text:style-name="P35"><text:span text:style-name="T1">prep next</text:span></text:p>
          <text:list>
            <text:list-item>
              <text:p text:style-name="P35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9-12T18:31:47.79</dc:date>
    <dc:creator>iwabuchi ken</dc:creator>
    <meta:editing-duration>PT17H31M28S</meta:editing-duration>
    <meta:editing-cycles>117</meta:editing-cycles>
    <meta:generator>OpenOffice/4.1.3$Win32 OpenOffice.org_project/413m1$Build-9783</meta:generator>
    <meta:document-statistic meta:table-count="20" meta:image-count="0" meta:object-count="0" meta:page-count="10" meta:paragraph-count="361" meta:word-count="2294" meta:character-count="5395"/>
  </office:meta>
</office:document-meta>
</file>